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Calcule l'annee de naissance en fontion de l'âge</text:p>
      <text:p text:style-name="Standard">#Import le module 'datetime' afin de connaitre l'année en cours.</text:p>
      <text:p text:style-name="Standard">#Mehdi NAOUI </text:p>
      <text:p text:style-name="Standard">#BTS SIO</text:p>
      <text:p text:style-name="Standard">#09/10/2024</text:p>
      <text:p text:style-name="Standard">#________________________________________________________________</text:p>
      <text:p text:style-name="Standard"/>
      <text:p text:style-name="Standard">#import datetime</text:p>
      <text:p text:style-name="Standard">from datetime import datetime </text:p>
      <text:p text:style-name="Standard"/>
      <text:p text:style-name="Standard">#Invoque datetime.now().year et attribue ca valeur retour a </text:p>
      <text:p text:style-name="Standard">#la variable 'anne_en_cours'</text:p>
      <text:p text:style-name="Standard">annee_en_cours = int(datetime.now().year)</text:p>
      <text:p text:style-name="Standard"/>
      <text:p text:style-name="Standard">#Boucle continuant tant que l'utilisateur n'a pas rentré une valeur numérique positive.</text:p>
      <text:p text:style-name="Standard">while True:</text:p>
      <text:p text:style-name="Standard"><text:s text:c="4"/>#collecte l'age de l'utilisateur</text:p>
      <text:p text:style-name="Standard"><text:s text:c="4"/>age = input("\n\tQuel est votre âge? (entrer 'q'/'quit' pour quitter...) ")</text:p>
      <text:p text:style-name="Standard"><text:s text:c="4"/></text:p>
      <text:p text:style-name="Standard"><text:s text:c="4"/>#Si il entre 'quit','q'... le programme s'arrête.</text:p>
      <text:p text:style-name="Standard"><text:s text:c="4"/>if age in ("q","quit","Q","QUIT"):</text:p>
      <text:p text:style-name="Standard"><text:s text:c="8"/>quit()</text:p>
      <text:p text:style-name="Standard"><text:s text:c="4"/></text:p>
      <text:p text:style-name="Standard"><text:s text:c="4"/>#Dans le cas ou l'utilisateur entre une autre valeur qu'un nombre la boucle reviens au début</text:p>
      <text:p text:style-name="Standard"><text:s text:c="4"/>if age.isdigit():</text:p>
      <text:p text:style-name="Standard"><text:s text:c="8"/>age = int(age)</text:p>
      <text:p text:style-name="Standard"><text:s text:c="8"/></text:p>
      <text:p text:style-name="Standard"><text:s text:c="8"/>break</text:p>
      <text:p text:style-name="Standard"><text:s text:c="4"/>else:</text:p>
      <text:p text:style-name="Standard"><text:s text:c="8"/>#Le message s'affiche si une valeur différente d'un nombre est entrée.</text:p>
      <text:p text:style-name="Standard"><text:s text:c="8"/>print("\n\tUne erreur est survenu.\n\tEntrer une valeur numérique ou bien positive...")</text:p>
      <text:p text:style-name="Standard"><text:s text:c="8"/>pass</text:p>
      <text:p text:style-name="Standard"/>
      <text:p text:style-name="Standard">#Calcule l'annee de naissance en effectuant une soustraction.</text:p>
      <text:p text:style-name="Standard">annee_naissance = annee_en_cours - age </text:p>
      <text:p text:style-name="Standard">#Affiche un méssage accompagnée de l'année de méssage.</text:p>
      <text:p text:style-name="Standard">print(f"\nVous ête née en {annee_naissance}.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HDI N</meta:initial-creator>
    <meta:creation-date>2024-10-09T23:24:47.10</meta:creation-date>
    <dc:date>2024-10-09T23:28:32.01</dc:date>
    <dc:creator>MEHDI N</dc:creator>
    <meta:editing-duration>PT2M4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33" meta:word-count="156" meta:character-count="1265"/>
  </office:meta>
</office:document-meta>
</file>